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/>
    </style:style>
    <style:style style:name="P2" style:family="paragraph" style:parent-style-name="Standard">
      <style:text-properties style:text-line-through-style="none" style:text-line-through-type="none" officeooo:rsid="0015eb7c" officeooo:paragraph-rsid="0015eb7c"/>
    </style:style>
    <style:style style:name="T1" style:family="text">
      <style:text-properties officeooo:rsid="0015e9e5"/>
    </style:style>
    <style:style style:name="T2" style:family="text">
      <style:text-properties officeooo:rsid="0015eb7c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15eb7c"/>
    </style:style>
    <style:style style:name="T5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#######################################</text:p>
      <text:p text:style-name="Standard"/>
      <text:p text:style-name="Standard">subba.giri ['Desktop_Pool3.txt']</text:p>
      <text:p text:style-name="Standard">priva.yogi ['Desktop_Pool0.txt']</text:p>
      <text:p text:style-name="Standard">seema.poudel ['Desktop_Pool3.txt']</text:p>
      <text:p text:style-name="Standard">rajkumar.chaud... ['Desktop_Pool3.txt']</text:p>
      <text:p text:style-name="Standard">aashrya.maharjan ['Desktop_Pool0.txt']</text:p>
      <text:p text:style-name="Standard">rachana.bhattarai ['Desktop_Pool1.txt']</text:p>
      <text:p text:style-name="Standard">prema.napit ['Desktop_Pool1.txt']</text:p>
      <text:p text:style-name="Standard">binisha.adhikari ['Desktop_Pool0.txt']</text:p>
      <text:p text:style-name="Standard">samir.shrestha ['Desktop_Pool1.txt']</text:p>
      <text:p text:style-name="Standard">kalash.horizon2 ['Desktop_Pool3.txt']</text:p>
      <text:p text:style-name="Standard">narayan.khadka ['Desktop_Pool2.txt']</text:p>
      <text:p text:style-name="Standard">roshan.ghimire ['Desktop_Pool0.txt']</text:p>
      <text:p text:style-name="Standard">pradeep.shrestha2 ['Desktop_Pool2.txt']</text:p>
      <text:p text:style-name="Standard">rikhiram.aryal ['Desktop_Pool2.txt']</text:p>
      <text:p text:style-name="Standard">dipak.mandal ['Desktop_Pool0.txt']</text:p>
      <text:p text:style-name="Standard">jagdish.bhatta ['Desktop_Pool3.txt']</text:p>
      <text:p text:style-name="Standard">pratyush.ranjit ['Desktop_Pool1.txt']</text:p>
      <text:p text:style-name="Standard">dhundi.aryal ['Desktop_Pool1.txt']</text:p>
      <text:p text:style-name="Standard">sunny.sah ['Desktop_Pool1.txt']</text:p>
      <text:p text:style-name="Standard">bhuwan.pandit ['Desktop_Pool0.txt']</text:p>
      <text:p text:style-name="Standard">shyam.ranamagar ['Desktop_Pool0.txt']</text:p>
      <text:p text:style-name="Standard">nirmala.kafle ['Desktop_Pool1.txt']</text:p>
      <text:p text:style-name="Standard">narendra.acharya ['Desktop_Pool3.txt']</text:p>
      <text:p text:style-name="Standard">sangita.acharya ['Desktop_Pool2.txt']</text:p>
      <text:p text:style-name="Standard">deepak.cheetri ['Desktop_Pool0.txt']</text:p>
      <text:p text:style-name="Standard">jeevan.sigdel ['Desktop_Pool2.txt']</text:p>
      <text:p text:style-name="Standard">binita.lama ['Desktop_Pool0.txt']</text:p>
      <text:p text:style-name="Standard">soniya.karki ['Desktop_Pool0.txt']</text:p>
      <text:p text:style-name="Standard">dhartee.tuladhar ['Desktop_Pool0.txt']</text:p>
      <text:p text:style-name="Standard">maya.joshi ['Desktop_Pool1.txt']</text:p>
      <text:p text:style-name="Standard">kareena.budhathoki ['Desktop_Pool2.txt']</text:p>
      <text:p text:style-name="Standard">sapana.panta ['Desktop_Pool0.txt']</text:p>
      <text:p text:style-name="Standard">smriti.poudel ['Desktop_Pool2.txt']</text:p>
      <text:p text:style-name="Standard">amar.kc ['Desktop_Pool0.txt']</text:p>
      <text:p text:style-name="Standard">mina.khadka ['Desktop_Pool1.txt']</text:p>
      <text:p text:style-name="Standard">akash.barma ['Desktop_Pool0.txt']</text:p>
      <text:p text:style-name="Standard">bijay.budha ['Desktop_Pool0.txt']</text:p>
      <text:p text:style-name="Standard">uddav.kc ['Desktop_Pool0.txt']</text:p>
      <text:p text:style-name="Standard">abhishek.shah ['Desktop_Pool2.txt']</text:p>
      <text:p text:style-name="Standard">yashoda.acharya ['Desktop_Pool2.txt']</text:p>
      <text:p text:style-name="Standard">khanal.kiran ['Desktop_Pool0.txt']</text:p>
      <text:p text:style-name="Standard">prabeen.gurung ['Desktop_Pool2.txt']</text:p>
      <text:p text:style-name="Standard">sanju.neupaney ['Desktop_Pool0.txt']</text:p>
      <text:p text:style-name="Standard">birendra.shahi ['Desktop_Pool0.txt']</text:p>
      <text:p text:style-name="Standard">subash.dhungana ['Desktop_Pool2.txt']</text:p>
      <text:p text:style-name="Standard">abinash.das ['Desktop_Pool0.txt']</text:p>
      <text:p text:style-name="Standard">ranjit.sah ['Desktop_Pool0.txt']</text:p>
      <text:p text:style-name="Standard">bimala.pdl ['Desktop_Pool0.txt']</text:p>
      <text:p text:style-name="Standard">nabin.khatri ['Desktop_Pool2.txt']</text:p>
      <text:p text:style-name="Standard">kishor.mah ['Desktop_Pool0.txt']</text:p>
      <text:p text:style-name="Standard"><text:soft-page-break/>aisha.khatri ['Desktop_Pool2.txt']</text:p>
      <text:p text:style-name="Standard">sapna.khatri ['Desktop_Pool1.txt']</text:p>
      <text:p text:style-name="Standard">deepak.thapa ['Desktop_Pool3.txt']</text:p>
      <text:p text:style-name="Standard">sabita.chaudhary ['Desktop_Pool3.txt']</text:p>
      <text:p text:style-name="Standard">tulasi.ghimire ['Desktop_Pool2.txt']</text:p>
      <text:p text:style-name="Standard">prakash.kunwar ['Desktop_Pool3.txt']</text:p>
      <text:p text:style-name="Standard">pooja.bhatta ['Desktop_Pool0.txt']</text:p>
      <text:p text:style-name="Standard">khumananda.kandel ['Desktop_Pool0.txt']</text:p>
      <text:p text:style-name="Standard">sabiraj.sunuwar ['Desktop_Pool2.txt']</text:p>
      <text:p text:style-name="Standard">shital.shah ['Desktop_Pool2.txt']</text:p>
      <text:p text:style-name="Standard">sujan.tiwari ['Desktop_Pool2.txt']</text:p>
      <text:p text:style-name="Standard">surat.rawal ['Desktop_Pool2.txt']</text:p>
      <text:p text:style-name="Standard">bharat.lama ['Desktop_Pool2.txt']</text:p>
      <text:p text:style-name="Standard">ajay.chaudhary ['Desktop_Pool1.txt']</text:p>
      <text:p text:style-name="Standard">barsha.poudel ['Desktop_Pool0.txt']</text:p>
      <text:p text:style-name="Standard">susmita.tiwari ['Desktop_Pool2.txt']</text:p>
      <text:p text:style-name="Standard">sushant.khanal ['Desktop_Pool2.txt']</text:p>
      <text:p text:style-name="Standard">indira.khadka ['Desktop_Pool3.txt']</text:p>
      <text:p text:style-name="Standard">ramesh.bk ['Desktop_Pool1.txt']</text:p>
      <text:p text:style-name="Standard">nunil.rana ['Desktop_Pool2.txt']</text:p>
      <text:p text:style-name="Standard">bijay.thapa ['Desktop_Pool1.txt']</text:p>
      <text:p text:style-name="Standard">salin.nepali ['Desktop_Pool3.txt']</text:p>
      <text:p text:style-name="Standard">sandeep.maharjan ['Desktop_Pool0.txt']</text:p>
      <text:p text:style-name="Standard">rabi.bhatta ['Desktop_Pool0.txt']</text:p>
      <text:p text:style-name="Standard">taushif.ansari ['Desktop_Pool1.txt']</text:p>
      <text:p text:style-name="Standard">abhishek.nepal ['Desktop_Pool2.txt']</text:p>
      <text:p text:style-name="Standard">umesh.adhikari ['Desktop_Pool0.txt']</text:p>
      <text:p text:style-name="Standard">bishnu.adikari2 ['Desktop_Pool2.txt']</text:p>
      <text:p text:style-name="Standard">aayush.shrestha ['Desktop_Pool0.txt']</text:p>
      <text:p text:style-name="Standard">pradip.tamrakar ['Desktop_Pool0.txt']</text:p>
      <text:p text:style-name="Standard">sadan.maharjan ['Desktop_Pool0.txt']</text:p>
      <text:p text:style-name="Standard">prajan.karanjit ['Desktop_Pool0.txt']</text:p>
      <text:p text:style-name="Standard">spandan.pradhan ['Desktop_Pool0.txt']</text:p>
      <text:p text:style-name="Standard">yuken.lama ['Desktop_Pool3.txt']</text:p>
      <text:p text:style-name="Standard">sanjib.khadka ['Desktop_Pool2.txt']</text:p>
      <text:p text:style-name="Standard">tilak.thapamagar ['Desktop_Pool3.txt']</text:p>
      <text:p text:style-name="Standard">nirmal.phuyal ['Desktop_Pool0.txt']</text:p>
      <text:p text:style-name="Standard">saroj.shrestha3 ['Desktop_Pool0.txt']</text:p>
      <text:p text:style-name="Standard">nasar.ansari ['Desktop_Pool1.txt']</text:p>
      <text:p text:style-name="Standard">bhawani.dhakal ['Desktop_Pool0.txt']</text:p>
      <text:p text:style-name="Standard">devraj.phuyal ['Desktop_Pool0.txt']</text:p>
      <text:p text:style-name="Standard">chhabilal.sapkota ['Desktop_Pool1.txt']</text:p>
      <text:p text:style-name="Standard">shanti.chaudhary ['Desktop_Pool3.txt']</text:p>
      <text:p text:style-name="Standard">manita.lamsal ['Desktop_Pool2.txt']</text:p>
      <text:p text:style-name="Standard">romi.rawal1 ['Desktop_Pool1.txt']</text:p>
      <text:p text:style-name="Standard">ruplal.yadav ['Desktop_Pool0.txt']</text:p>
      <text:p text:style-name="Standard">pratikshya.bhusal ['Desktop_Pool3.txt']</text:p>
      <text:p text:style-name="Standard">nitesh.adhikari ['Desktop_Pool0.txt']</text:p>
      <text:p text:style-name="Standard">dileep.agrawal ['Desktop_Pool0.txt']</text:p>
      <text:p text:style-name="Standard">hemant.budha ['Desktop_Pool1.txt']</text:p>
      <text:p text:style-name="Standard">sanjeev.marashani ['Desktop_Pool1.txt']</text:p>
      <text:p text:style-name="Standard">aanand.yadav ['Desktop_Pool0.txt']</text:p>
      <text:p text:style-name="Standard"><text:soft-page-break/>sunita.gurung ['Desktop_Pool0.txt']</text:p>
      <text:p text:style-name="Standard">kalash.horizon ['Desktop_Pool3.txt']</text:p>
      <text:p text:style-name="Standard">susma.rayamajhi ['Desktop_Pool1.txt']</text:p>
      <text:p text:style-name="Standard">sabita.paudel ['Desktop_Pool0.txt']</text:p>
      <text:p text:style-name="Standard">kerina.shrestha ['Desktop_Pool1.txt']</text:p>
      <text:p text:style-name="Standard">sarita.chaudhary ['Desktop_Pool2.txt']</text:p>
      <text:p text:style-name="Standard">sanjaya.sunuwar ['Desktop_Pool1.txt']</text:p>
      <text:p text:style-name="Standard">durga.jaisi ['Desktop_Pool3.txt']</text:p>
      <text:p text:style-name="Standard">parbati.shrestha ['Desktop_Pool1.txt']</text:p>
      <text:p text:style-name="Standard">rajkumar.maharjan ['Desktop_Pool3.txt']</text:p>
      <text:p text:style-name="Standard">rusha.sapkota ['Desktop_Pool2.txt']</text:p>
      <text:p text:style-name="Standard">om.khadka ['Desktop_Pool0.txt']</text:p>
      <text:p text:style-name="Standard">sagar.joshi ['Desktop_Pool2.txt']</text:p>
      <text:p text:style-name="Standard">ankit.ghimire ['Desktop_Pool1.txt']</text:p>
      <text:p text:style-name="Standard">sushila.kunwar ['Desktop_Pool1.txt']</text:p>
      <text:p text:style-name="Standard">ramesh.chaudhary2 ['Desktop_Pool1.txt']</text:p>
      <text:p text:style-name="Standard">rajan.chand ['Desktop_Pool2.txt']</text:p>
      <text:p text:style-name="Standard">amir.malla ['Desktop_Pool1.txt']</text:p>
      <text:p text:style-name="Standard">suraj.bastola ['Desktop_Pool2.txt']</text:p>
      <text:p text:style-name="Standard">sunil.shrestha ['Desktop_Pool0.txt']</text:p>
      <text:p text:style-name="Standard">pujan.panta ['Desktop_Pool0.txt']</text:p>
      <text:p text:style-name="Standard">ashok.sah ['Desktop_Pool0.txt']</text:p>
      <text:p text:style-name="Standard">ramesh.gautam ['Desktop_Pool1.txt']</text:p>
      <text:p text:style-name="Standard">ujjwal.bajgain ['Desktop_Pool2.txt']</text:p>
      <text:p text:style-name="Standard">shristi.shakya2 ['Desktop_Pool1.txt']</text:p>
      <text:p text:style-name="Standard">suraj.subedi ['Desktop_Pool3.txt']</text:p>
      <text:p text:style-name="Standard">ousha.lama ['Desktop_Pool0.txt']</text:p>
      <text:p text:style-name="Standard">inu.thapa ['Desktop_Pool1.txt']</text:p>
      <text:p text:style-name="Standard">purna.kc ['Desktop_Pool2.txt']</text:p>
      <text:p text:style-name="Standard">buddha.lama ['Desktop_Pool2.txt']</text:p>
      <text:p text:style-name="Standard">gopal.baniya ['Desktop_Pool3.txt']</text:p>
      <text:p text:style-name="Standard">kishor.shahi ['Desktop_Pool2.txt']</text:p>
      <text:p text:style-name="Standard">sanju.ahmad ['Desktop_Pool0.txt']</text:p>
      <text:p text:style-name="Standard">ashish.aryal ['Desktop_Pool2.txt']</text:p>
      <text:p text:style-name="Standard">isha.bhattarai ['Desktop_Pool3.txt']</text:p>
      <text:p text:style-name="Standard">sangita.maharjan ['Desktop_Pool0.txt']</text:p>
      <text:p text:style-name="Standard">maya.pun ['Desktop_Pool1.txt']</text:p>
      <text:p text:style-name="Standard">gita.shrestha ['Desktop_Pool3.txt']</text:p>
      <text:p text:style-name="Standard">srijan.bhuju ['Desktop_Pool0.txt']</text:p>
      <text:p text:style-name="Standard">dharmadev.sah ['Desktop_Pool0.txt']</text:p>
      <text:p text:style-name="Standard">ganesh.khatri ['Desktop_Pool0.txt']</text:p>
      <text:p text:style-name="Standard">purna.maharjan ['Desktop_Pool1.txt']</text:p>
      <text:p text:style-name="Standard">meghraj.bk ['Desktop_Pool3.txt']</text:p>
      <text:p text:style-name="Standard">roshna.karki ['Desktop_Pool3.txt']</text:p>
      <text:p text:style-name="Standard">monika.chaudhari ['Desktop_Pool2.txt']</text:p>
      <text:p text:style-name="Standard">narendra.awasthi ['Desktop_Pool1.txt']</text:p>
      <text:p text:style-name="Standard">geeta.gurung ['Desktop_Pool2.txt']</text:p>
      <text:p text:style-name="Standard">bikash.chakradhar ['Desktop_Pool0.txt']</text:p>
      <text:p text:style-name="Standard">ganga.pandey ['Desktop_Pool1.txt']</text:p>
      <text:p text:style-name="Standard">bhagyalaxmi.guvaju ['Desktop_Pool2.txt']</text:p>
      <text:p text:style-name="Standard">shashikala.chau... ['Desktop_Pool1.txt']</text:p>
      <text:p text:style-name="Standard">sabina.magar ['Desktop_Pool0.txt']</text:p>
      <text:p text:style-name="Standard"><text:soft-page-break/>apshara.khatiwada ['Desktop_Pool2.txt']</text:p>
      <text:p text:style-name="Standard">rasala.shakya ['Desktop_Pool1.txt']</text:p>
      <text:p text:style-name="Standard">ujwol.panta ['Desktop_Pool2.txt']</text:p>
      <text:p text:style-name="Standard">meghraj.khanal ['Desktop_Pool3.txt']</text:p>
      <text:p text:style-name="Standard">anita.lama ['Desktop_Pool2.txt']</text:p>
      <text:p text:style-name="Standard">sagar.pariyar ['Desktop_Pool3.txt']</text:p>
      <text:p text:style-name="Standard">mandira.katwal ['Desktop_Pool0.txt']</text:p>
      <text:p text:style-name="Standard">amarnath.wagle ['Desktop_Pool2.txt']</text:p>
      <text:p text:style-name="Standard">shashi.nepal ['Desktop_Pool0.txt']</text:p>
      <text:p text:style-name="Standard">manju.khadka ['Desktop_Pool2.txt']</text:p>
      <text:p text:style-name="Standard">bijay.magar3 ['Desktop_Pool0.txt']</text:p>
      <text:p text:style-name="Standard">rabin.tamang ['Desktop_Pool0.txt']</text:p>
      <text:p text:style-name="Standard">emmanuel.tamang ['Desktop_Pool2.txt']</text:p>
      <text:p text:style-name="Standard">lekhnath.bhusal ['Desktop_Pool3.txt']</text:p>
      <text:p text:style-name="Standard">bijay.dahal ['Desktop_Pool0.txt']</text:p>
      <text:p text:style-name="Standard">khadka.shiva ['Desktop_Pool3.txt']</text:p>
      <text:p text:style-name="Standard">madhusudan.pan... ['Desktop_Pool0.txt']</text:p>
      <text:p text:style-name="Standard">barsha.thapa1 ['Desktop_Pool0.txt']</text:p>
      <text:p text:style-name="Standard">dilip.maharjan ['Desktop_Pool0.txt']</text:p>
      <text:p text:style-name="Standard">binod.paudel1 ['Desktop_Pool3.txt']</text:p>
      <text:p text:style-name="Standard">asman.basnet ['Desktop_Pool0.txt']</text:p>
      <text:p text:style-name="Standard">singha.bk ['Desktop_Pool2.txt']</text:p>
      <text:p text:style-name="Standard">roshan.karki ['Desktop_Pool3.txt']</text:p>
      <text:p text:style-name="Standard">ashbina.neupane ['Desktop_Pool1.txt']</text:p>
      <text:p text:style-name="Standard">pooja.bk ['Desktop_Pool2.txt']</text:p>
      <text:p text:style-name="Standard">sajesh.chaudhary ['Desktop_Pool2.txt']</text:p>
      <text:p text:style-name="Standard">nitu.gupta ['Desktop_Pool0.txt']</text:p>
      <text:p text:style-name="Standard">anjila.gurung ['Desktop_Pool1.txt']</text:p>
      <text:p text:style-name="Standard">keshav.khanal ['Desktop_Pool1.txt']</text:p>
      <text:p text:style-name="Standard">sanjay.maharjan ['Desktop_Pool2.txt']</text:p>
      <text:p text:style-name="Standard">laxman.neupane ['Desktop_Pool3.txt']</text:p>
      <text:p text:style-name="Standard">minraj.pokhrel ['Desktop_Pool3.txt']</text:p>
      <text:p text:style-name="Standard">prity.sah ['Desktop_Pool3.txt']</text:p>
      <text:p text:style-name="Standard">prakash.tamang1 ['Desktop_Pool0.txt']</text:p>
      <text:p text:style-name="Standard">sagar.dhakal ['Desktop_Pool1.txt']</text:p>
      <text:p text:style-name="Standard">laxmi.mainali ['Desktop_Pool0.txt']</text:p>
      <text:p text:style-name="Standard">rewat.sunuwar ['Desktop_Pool2.txt']</text:p>
      <text:p text:style-name="Standard">akrity.shrestha ['Desktop_Pool3.txt']</text:p>
      <text:p text:style-name="Standard">shrijal.shakya ['Desktop_Pool0.txt']</text:p>
      <text:p text:style-name="Standard">santosh.rijal ['Desktop_Pool0.txt']</text:p>
      <text:p text:style-name="Standard">ajaykumar.mahato ['Desktop_Pool1.txt']</text:p>
      <text:p text:style-name="Standard">subin.prajapati ['Desktop_Pool0.txt']</text:p>
      <text:p text:style-name="Standard">alina.khadka ['Desktop_Pool2.txt']</text:p>
      <text:p text:style-name="Standard">netra.gautam ['Desktop_Pool0.txt']</text:p>
      <text:p text:style-name="Standard">sharad.adhikari ['Desktop_Pool2.txt']</text:p>
      <text:p text:style-name="Standard">sachin.dangi ['Desktop_Pool0.txt']</text:p>
      <text:p text:style-name="Standard">diksha.upreti ['Desktop_Pool2.txt']</text:p>
      <text:p text:style-name="Standard">nistha.karki ['Desktop_Pool0.txt']</text:p>
      <text:p text:style-name="Standard">bishalthapa.magar ['Desktop_Pool2.txt']</text:p>
      <text:p text:style-name="Standard">diwakar.panta ['Desktop_Pool0.txt']</text:p>
      <text:p text:style-name="Standard">mani.bishwokarma ['Desktop_Pool2.txt']</text:p>
      <text:p text:style-name="Standard">subasha.bk ['Desktop_Pool2.txt']</text:p>
      <text:p text:style-name="Standard"><text:soft-page-break/>pemba.tamang ['Desktop_Pool3.txt']</text:p>
      <text:p text:style-name="Standard">pujan.puri ['Desktop_Pool2.txt']</text:p>
      <text:p text:style-name="Standard">anujkumar.chau... ['Desktop_Pool3.txt']</text:p>
      <text:p text:style-name="Standard">jeetendra.karn ['Desktop_Pool0.txt']</text:p>
      <text:p text:style-name="Standard">anisha.kc ['Desktop_Pool1.txt']</text:p>
      <text:p text:style-name="Standard">anita.khadka ['Desktop_Pool1.txt']</text:p>
      <text:p text:style-name="Standard">sinora.parajuli ['Desktop_Pool0.txt']</text:p>
      <text:p text:style-name="Standard">bibek.poudel ['Desktop_Pool1.txt']</text:p>
      <text:p text:style-name="Standard">saurav.kandel ['Desktop_Pool3.txt']</text:p>
      <text:p text:style-name="Standard">suman.khanal ['Desktop_Pool0.txt']</text:p>
      <text:p text:style-name="Standard">sujal.chaudhary ['Desktop_Pool0.txt']</text:p>
      <text:p text:style-name="Standard">Abiral.karki ['Desktop_Pool0.txt']</text:p>
      <text:p text:style-name="Standard">bangshadev.rai ['Desktop_Pool2.txt']</text:p>
      <text:p text:style-name="Standard">indralal.punmagar ['Desktop_Pool1.txt']</text:p>
      <text:p text:style-name="Standard">melina.chaudhari ['Desktop_Pool0.txt']</text:p>
      <text:p text:style-name="Standard">ganesh.bhandari ['Desktop_Pool0.txt']</text:p>
      <text:p text:style-name="Standard">suraj.lama ['Desktop_Pool0.txt']</text:p>
      <text:p text:style-name="Standard">jyoti.koirala ['Desktop_Pool0.txt']</text:p>
      <text:p text:style-name="Standard">maniram.pokharel ['Desktop_Pool0.txt']</text:p>
      <text:p text:style-name="Standard">sagar.rana ['Desktop_Pool1.txt']</text:p>
      <text:p text:style-name="Standard">moti.chaudhary ['Desktop_Pool3.txt']</text:p>
      <text:p text:style-name="Standard">raisha.shrestha ['Desktop_Pool1.txt']</text:p>
      <text:p text:style-name="Standard">sainaj.khan ['Desktop_Pool1.txt']</text:p>
      <text:p text:style-name="Standard">subash.giri2 ['Desktop_Pool2.txt']</text:p>
      <text:p text:style-name="Standard">maheshwor.shre... ['Desktop_Pool0.txt']</text:p>
      <text:p text:style-name="Standard">bindu.lohani ['Desktop_Pool0.txt']</text:p>
      <text:p text:style-name="Standard">karuna.paudel ['Desktop_Pool1.txt']</text:p>
      <text:p text:style-name="Standard">binod.buddhathoki ['Desktop_Pool0.txt']</text:p>
      <text:p text:style-name="Standard">yam.darlamimagar ['Desktop_Pool0.txt']</text:p>
      <text:p text:style-name="Standard">deepak.adhikari ['Desktop_Pool0.txt']</text:p>
      <text:p text:style-name="Standard">sangita.kunwar ['Desktop_Pool1.txt']</text:p>
      <text:p text:style-name="Standard">sanjay.shrestha ['Desktop_Pool2.txt']</text:p>
      <text:p text:style-name="Standard">shyambabu.sah ['Desktop_Pool2.txt']</text:p>
      <text:p text:style-name="Standard">hima.gurung ['Desktop_Pool2.txt']</text:p>
      <text:p text:style-name="Standard">kishor.dhami ['Desktop_Pool0.txt']</text:p>
      <text:p text:style-name="Standard">amrit.pangeni ['Desktop_Pool3.txt']</text:p>
      <text:p text:style-name="Standard">sabina.mangrati ['Desktop_Pool1.txt']</text:p>
      <text:p text:style-name="Standard">keshav.shrees ['Desktop_Pool3.txt']</text:p>
      <text:p text:style-name="Standard">sachin.shrestha1 ['Desktop_Pool2.txt']</text:p>
      <text:p text:style-name="Standard">shankar.sharma ['Desktop_Pool2.txt']</text:p>
      <text:p text:style-name="Standard">tekendra.khatri ['Desktop_Pool3.txt']</text:p>
      <text:p text:style-name="Standard">jenson.maharjan ['Desktop_Pool1.txt']</text:p>
      <text:p text:style-name="Standard">shiva.pandey ['Desktop_Pool0.txt']</text:p>
      <text:p text:style-name="Standard">bibek.thapa ['Desktop_Pool2.txt']</text:p>
      <text:p text:style-name="Standard">bishwas.badgami ['Desktop_Pool0.txt']</text:p>
      <text:p text:style-name="Standard">kc.ranjan ['Desktop_Pool2.txt']</text:p>
      <text:p text:style-name="Standard">ishwor.puri ['Desktop_Pool2.txt']</text:p>
      <text:p text:style-name="Standard">akash.kumar ['Desktop_Pool3.txt']</text:p>
      <text:p text:style-name="Standard">rambha.jaishi ['Desktop_Pool1.txt']</text:p>
      <text:p text:style-name="Standard">ashmita.luitel ['Desktop_Pool0.txt']</text:p>
      <text:p text:style-name="Standard">sakriya.shrestha ['Desktop_Pool1.txt']</text:p>
      <text:p text:style-name="Standard">pramod.dawadi ['Desktop_Pool3.txt']</text:p>
      <text:p text:style-name="Standard"><text:soft-page-break/>umeshp.adhikari ['Desktop_Pool0.txt']</text:p>
      <text:p text:style-name="Standard">sayal.khadka ['Desktop_Pool1.txt']</text:p>
      <text:p text:style-name="Standard">anita.thapamagar ['Desktop_Pool2.txt']</text:p>
      <text:p text:style-name="Standard">ramkeshari.praj... ['Desktop_Pool1.txt']</text:p>
      <text:p text:style-name="Standard">sarmila.mahato ['Desktop_Pool1.txt']</text:p>
      <text:p text:style-name="Standard">sanjana.kc ['Desktop_Pool1.txt']</text:p>
      <text:p text:style-name="Standard">sabina.karki ['Desktop_Pool1.txt']</text:p>
      <text:p text:style-name="Standard">sabitri.karki ['Desktop_Pool3.txt']</text:p>
      <text:p text:style-name="Standard">jeevan.ghimire ['Desktop_Pool3.txt']</text:p>
      <text:p text:style-name="Standard">gautam.chaudhary ['Desktop_Pool0.txt']</text:p>
      <text:p text:style-name="Standard">sandeep.pokharel ['Desktop_Pool3.txt']</text:p>
      <text:p text:style-name="Standard">binita.poudel ['Desktop_Pool2.txt']</text:p>
      <text:p text:style-name="Standard">tapen.singh ['Desktop_Pool2.txt']</text:p>
      <text:p text:style-name="Standard">sudip.chidimagar ['Desktop_Pool3.txt']</text:p>
      <text:p text:style-name="Standard">pabita.magar ['Desktop_Pool0.txt']</text:p>
      <text:p text:style-name="Standard">manoj.malla ['Desktop_Pool1.txt']</text:p>
      <text:p text:style-name="Standard">sonukumar.kanu ['Desktop_Pool0.txt']</text:p>
      <text:p text:style-name="Standard">alina.kc ['Desktop_Pool0.txt']</text:p>
      <text:p text:style-name="Standard">nagendra.patel ['Desktop_Pool1.txt']</text:p>
      <text:p text:style-name="Standard">sabita.upreti ['Desktop_Pool2.txt']</text:p>
      <text:p text:style-name="Standard">raju.sundas ['Desktop_Pool2.txt']</text:p>
      <text:p text:style-name="Standard">abhishek.bajrac... ['Desktop_Pool2.txt']</text:p>
      <text:p text:style-name="Standard">sukumar.magar ['Desktop_Pool0.txt']</text:p>
      <text:p text:style-name="Standard">bijay.pandey ['Desktop_Pool0.txt']</text:p>
      <text:p text:style-name="Standard">nilendra.tamrakar ['Desktop_Pool0.txt']</text:p>
      <text:p text:style-name="Standard">bibek.sharma ['Desktop_Pool0.txt']</text:p>
      <text:p text:style-name="Standard">dipen.karki ['Desktop_Pool2.txt']</text:p>
      <text:p text:style-name="Standard">jayram.khatri ['Desktop_Pool0.txt']</text:p>
      <text:p text:style-name="Standard">niranjan.nepali ['Desktop_Pool0.txt']</text:p>
      <text:p text:style-name="Standard">bishal.thapa ['Desktop_Pool1.txt']</text:p>
      <text:p text:style-name="Standard">kumar.lama ['Desktop_Pool1.txt']</text:p>
      <text:p text:style-name="Standard">rabita.shakya ['Desktop_Pool3.txt']</text:p>
      <text:p text:style-name="Standard">kapil.niroula ['Desktop_Pool2.txt']</text:p>
      <text:p text:style-name="Standard">ramesh.bhusal ['Desktop_Pool0.txt']</text:p>
      <text:p text:style-name="Standard">anjali.karmacharya ['Desktop_Pool1.txt']</text:p>
      <text:p text:style-name="Standard">binita.sapkota ['Desktop_Pool1.txt']</text:p>
      <text:p text:style-name="Standard">lalita.karki ['Desktop_Pool3.txt']</text:p>
      <text:p text:style-name="Standard">sushil.thapa ['Desktop_Pool1.txt']</text:p>
      <text:p text:style-name="Standard">shiksha.dahal ['Desktop_Pool0.txt']</text:p>
      <text:p text:style-name="Standard">suraj.mainali ['Desktop_Pool3.txt']</text:p>
      <text:p text:style-name="Standard">urusha.shrestha ['Desktop_Pool2.txt']</text:p>
      <text:p text:style-name="Standard">karuna.pathak ['Desktop_Pool0.txt']</text:p>
      <text:p text:style-name="Standard">shiv.bk ['Desktop_Pool3.txt']</text:p>
      <text:p text:style-name="Standard">kaushila.karki ['Desktop_Pool1.txt']</text:p>
      <text:p text:style-name="Standard">malati.chaudhary ['Desktop_Pool0.txt']</text:p>
      <text:p text:style-name="Standard">rajendra.adhikari2 ['Desktop_Pool2.txt']</text:p>
      <text:p text:style-name="Standard">apana.shrestha ['Desktop_Pool0.txt']</text:p>
      <text:p text:style-name="Standard">lekhnarayan.ma... ['Desktop_Pool0.txt']</text:p>
      <text:p text:style-name="Standard">luna.maharjan ['Desktop_Pool1.txt']</text:p>
      <text:p text:style-name="Standard">kumar.devkota ['Desktop_Pool2.txt']</text:p>
      <text:p text:style-name="Standard">chiranjivi.acharya ['Desktop_Pool2.txt']</text:p>
      <text:p text:style-name="Standard">abinash.shrestha ['Desktop_Pool0.txt']</text:p>
      <text:p text:style-name="Standard"><text:soft-page-break/>amit.sunuwar ['Desktop_Pool2.txt']</text:p>
      <text:p text:style-name="Standard">meena.rana ['Desktop_Pool2.txt']</text:p>
      <text:p text:style-name="Standard">ishana.gurung ['Desktop_Pool3.txt']</text:p>
      <text:p text:style-name="Standard">rana.thapa ['Desktop_Pool2.txt']</text:p>
      <text:p text:style-name="Standard">mim.budha ['Desktop_Pool2.txt']</text:p>
      <text:p text:style-name="Standard">laxmi.chapagain ['Desktop_Pool1.txt']</text:p>
      <text:p text:style-name="Standard">surendra.acharya ['Desktop_Pool0.txt']</text:p>
      <text:p text:style-name="Standard">trilok.singh ['Desktop_Pool0.txt']</text:p>
      <text:p text:style-name="Standard">bishal.sapkota ['Desktop_Pool2.txt']</text:p>
      <text:p text:style-name="Standard">jalendra.yadav ['Desktop_Pool1.txt']</text:p>
      <text:p text:style-name="Standard">bishnu.g ['Desktop_Pool0.txt']</text:p>
      <text:p text:style-name="Standard">rithisha.ranjit ['Desktop_Pool1.txt']</text:p>
      <text:p text:style-name="Standard">sabita.osti ['Desktop_Pool3.txt']</text:p>
      <text:p text:style-name="Standard">heamang.tamang ['Desktop_Pool0.txt']</text:p>
      <text:p text:style-name="Standard">nikesh.dahal ['Desktop_Pool2.txt']</text:p>
      <text:p text:style-name="Standard">roji.gumanju ['Desktop_Pool1.txt']</text:p>
      <text:p text:style-name="Standard">sachin.khatri ['Desktop_Pool2.txt']</text:p>
      <text:p text:style-name="Standard">samar.maharjan ['Desktop_Pool0.txt']</text:p>
      <text:p text:style-name="Standard"/>
      <text:p text:style-name="Standard">##########################################</text:p>
      <text:p text:style-name="Standard"/>
      <text:p text:style-name="Standard">Total one Pool User : 328</text:p>
      <text:p text:style-name="Standard"/>
      <text:p text:style-name="Standard">##########################################</text:p>
      <text:p text:style-name="Standard"/>
      <text:p text:style-name="Standard"/>
      <text:p text:style-name="Standard">##########################################</text:p>
      <text:p text:style-name="Standard"/>
      <text:p text:style-name="Standard">amrita.sharma ['Desktop_Pool2.txt', 'Desktop_Pool1.txt']</text:p>
      <text:p text:style-name="Standard">resham.mahato ['Desktop_Pool2.txt', 'Desktop_Pool1.txt']</text:p>
      <text:p text:style-name="Standard">puja.tiwari ['Desktop_Pool3.txt', 'Desktop_Pool2.txt']</text:p>
      <text:p text:style-name="Standard">mahesori.bhatta ['Desktop_Pool3.txt', 'Desktop_Pool2.txt']</text:p>
      <text:p text:style-name="Standard">nabin.mahato1 ['Desktop_Pool2.txt', 'Desktop_Pool1.txt']</text:p>
      <text:p text:style-name="Standard">prasun.shrestha ['Desktop_Pool3.txt', 'Desktop_Pool2.txt']</text:p>
      <text:p text:style-name="Standard">smeena.nakarmi ['Desktop_Pool3.txt', 'Desktop_Pool1.txt']</text:p>
      <text:p text:style-name="Standard">govinda.bista ['Desktop_Pool0.txt', 'Desktop_Pool1.txt']</text:p>
      <text:p text:style-name="Standard">durga.dangol ['Desktop_Pool0.txt', 'Desktop_Pool1.txt']</text:p>
      <text:p text:style-name="Standard">deepa.shrestha ['Desktop_Pool3.txt', 'Desktop_Pool0.txt']</text:p>
      <text:p text:style-name="Standard">sabina.shrestha ['Desktop_Pool3.txt', 'Desktop_Pool0.txt']</text:p>
      <text:p text:style-name="Standard">aashik.maharjan ['Desktop_Pool0.txt', 'Desktop_Pool1.txt']</text:p>
      <text:p text:style-name="Standard">keshab.bista ['Desktop_Pool0.txt', 'Desktop_Pool1.txt']</text:p>
      <text:p text:style-name="Standard">ashmita.thapa ['Desktop_Pool2.txt', 'Desktop_Pool1.txt']</text:p>
      <text:p text:style-name="Standard">hom.bhusal ['Desktop_Pool2.txt', 'Desktop_Pool0.txt']</text:p>
      <text:p text:style-name="Standard">muskan.shahi1 ['Desktop_Pool3.txt', 'Desktop_Pool2.txt']</text:p>
      <text:p text:style-name="Standard">shalikram.khanal ['Desktop_Pool2.txt', 'Desktop_Pool0.txt']</text:p>
      <text:p text:style-name="Standard">rajan.giri ['Desktop_Pool3.txt', 'Desktop_Pool0.txt']</text:p>
      <text:p text:style-name="Standard">anju.bohara ['Desktop_Pool2.txt', 'Desktop_Pool1.txt']</text:p>
      <text:p text:style-name="Standard">tamang.sujan ['Desktop_Pool3.txt', 'Desktop_Pool0.txt']</text:p>
      <text:p text:style-name="Standard">mahesh.poudel ['Desktop_Pool2.txt', 'Desktop_Pool1.txt']</text:p>
      <text:p text:style-name="Standard">nikki.karanjit ['Desktop_Pool3.txt', 'Desktop_Pool1.txt']</text:p>
      <text:p text:style-name="Standard">ashish.huzdar ['Desktop_Pool2.txt', 'Desktop_Pool1.txt']</text:p>
      <text:p text:style-name="Standard">sushmita.poudel ['Desktop_Pool2.txt', 'Desktop_Pool1.txt']</text:p>
      <text:p text:style-name="Standard"><text:soft-page-break/>roman.rai ['Desktop_Pool0.txt', 'Desktop_Pool1.txt']</text:p>
      <text:p text:style-name="Standard">parbati.sunar ['Desktop_Pool0.txt', 'Desktop_Pool1.txt']</text:p>
      <text:p text:style-name="Standard">sarita.adhikari3 ['Desktop_Pool0.txt', 'Desktop_Pool1.txt']</text:p>
      <text:p text:style-name="Standard">saru.rokka ['Desktop_Pool3.txt', 'Desktop_Pool0.txt']</text:p>
      <text:p text:style-name="Standard">millan.poudel ['Desktop_Pool2.txt', 'Desktop_Pool0.txt']</text:p>
      <text:p text:style-name="Standard">reema.tuladhar ['Desktop_Pool3.txt', 'Desktop_Pool1.txt']</text:p>
      <text:p text:style-name="Standard">sarmila.karki ['Desktop_Pool2.txt', 'Desktop_Pool1.txt']</text:p>
      <text:p text:style-name="Standard">minesh.chaudhary ['Desktop_Pool2.txt', 'Desktop_Pool1.txt']</text:p>
      <text:p text:style-name="Standard">arun.gupta ['Desktop_Pool0.txt', 'Desktop_Pool1.txt']</text:p>
      <text:p text:style-name="Standard">bibek.tamang ['Desktop_Pool2.txt', 'Desktop_Pool0.txt']</text:p>
      <text:p text:style-name="Standard">sanjay.pujari ['Desktop_Pool2.txt', 'Desktop_Pool0.txt']</text:p>
      <text:p text:style-name="Standard">rojita.silwal ['Desktop_Pool3.txt', 'Desktop_Pool0.txt']</text:p>
      <text:p text:style-name="Standard">shukralaxmi.shr... ['Desktop_Pool2.txt', 'Desktop_Pool1.txt']</text:p>
      <text:p text:style-name="Standard">prabin.gurung ['Desktop_Pool2.txt', 'Desktop_Pool1.txt']</text:p>
      <text:p text:style-name="Standard">anita.adhikari ['Desktop_Pool0.txt', 'Desktop_Pool1.txt']</text:p>
      <text:p text:style-name="Standard">nirmal.khanal ['Desktop_Pool2.txt', 'Desktop_Pool0.txt']</text:p>
      <text:p text:style-name="Standard">rajesh.chaudhari ['Desktop_Pool3.txt', 'Desktop_Pool2.txt']</text:p>
      <text:p text:style-name="Standard">sher.lohar ['Desktop_Pool0.txt', 'Desktop_Pool1.txt']</text:p>
      <text:p text:style-name="Standard">chaudhary.nikesh ['Desktop_Pool3.txt', 'Desktop_Pool0.txt']</text:p>
      <text:p text:style-name="Standard">rajan.dhakal ['Desktop_Pool3.txt', 'Desktop_Pool0.txt']</text:p>
      <text:p text:style-name="Standard">sanjita.thapa ['Desktop_Pool0.txt', 'Desktop_Pool1.txt']</text:p>
      <text:p text:style-name="Standard">bhatta.manisha ['Desktop_Pool2.txt', 'Desktop_Pool1.txt']</text:p>
      <text:p text:style-name="Standard">naresh.dhami ['Desktop_Pool0.txt', 'Desktop_Pool1.txt']</text:p>
      <text:p text:style-name="Standard">sabin.kc ['Desktop_Pool2.txt', 'Desktop_Pool1.txt']</text:p>
      <text:p text:style-name="Standard">suryalal.thapa ['Desktop_Pool0.txt', 'Desktop_Pool1.txt']</text:p>
      <text:p text:style-name="Standard">dinesh.bist ['Desktop_Pool2.txt', 'Desktop_Pool0.txt']</text:p>
      <text:p text:style-name="Standard">birendra.thapa ['Desktop_Pool2.txt', 'Desktop_Pool0.txt']</text:p>
      <text:p text:style-name="Standard">nabin.thp ['Desktop_Pool2.txt', 'Desktop_Pool0.txt']</text:p>
      <text:p text:style-name="Standard">laxmi.shrestha ['Desktop_Pool2.txt', 'Desktop_Pool1.txt']</text:p>
      <text:p text:style-name="Standard">aakash.shahi ['Desktop_Pool3.txt', 'Desktop_Pool0.txt']</text:p>
      <text:p text:style-name="Standard">kaushal.shrestha ['Desktop_Pool0.txt', 'Desktop_Pool1.txt']</text:p>
      <text:p text:style-name="Standard">purnima.thakur ['Desktop_Pool3.txt', 'Desktop_Pool1.txt']</text:p>
      <text:p text:style-name="Standard">chetana.chhetri ['Desktop_Pool2.txt', 'Desktop_Pool0.txt']</text:p>
      <text:p text:style-name="Standard">krishna.neupaney ['Desktop_Pool2.txt', 'Desktop_Pool1.txt']</text:p>
      <text:p text:style-name="Standard">srijana.rai1 ['Desktop_Pool0.txt', 'Desktop_Pool1.txt']</text:p>
      <text:p text:style-name="Standard">prem.thapa ['Desktop_Pool3.txt', 'Desktop_Pool1.txt']</text:p>
      <text:p text:style-name="Standard">mina.raut ['Desktop_Pool3.txt', 'Desktop_Pool0.txt']</text:p>
      <text:p text:style-name="Standard"/>
      <text:p text:style-name="Standard">##########################################</text:p>
      <text:p text:style-name="Standard"/>
      <text:p text:style-name="Standard">Total two Pool User : 61</text:p>
      <text:p text:style-name="Standard"/>
      <text:p text:style-name="Standard">##########################################</text:p>
      <text:p text:style-name="Standard"/>
      <text:p text:style-name="Standard"/>
      <text:p text:style-name="Standard">##########################################</text:p>
      <text:p text:style-name="Standard"/>
      <text:p text:style-name="Standard">sanjita.gurung ['Desktop_Pool2.txt', 'Desktop_Pool0.txt', 'Desktop_Pool1.txt']</text:p>
      <text:p text:style-name="Standard">nilam.baniya ['Desktop_Pool2.txt', 'Desktop_Pool0.txt', 'Desktop_Pool1.txt']</text:p>
      <text:p text:style-name="Standard">sushil.humagain ['Desktop_Pool3.txt', 'Desktop_Pool0.txt', 'Desktop_Pool1.txt']</text:p>
      <text:p text:style-name="Standard">sushma.manandhar ['Desktop_Pool3.txt', 'Desktop_Pool2.txt', 'Desktop_Pool1.txt']</text:p>
      <text:p text:style-name="Standard">mamta.gurung ['Desktop_Pool3.txt', 'Desktop_Pool2.txt', 'Desktop_Pool1.txt']</text:p>
      <text:p text:style-name="Standard"><text:soft-page-break/>pushpa.khatri ['Desktop_Pool3.txt', 'Desktop_Pool2.txt', 'Desktop_Pool1.txt']</text:p>
      <text:p text:style-name="Standard">madhu.pokharel ['Desktop_Pool2.txt', 'Desktop_Pool0.txt', 'Desktop_Pool1.txt']</text:p>
      <text:p text:style-name="Standard">shreeram.lamsal ['Desktop_Pool3.txt', 'Desktop_Pool2.txt', 'Desktop_Pool1.txt']</text:p>
      <text:p text:style-name="Standard">sushma.bhandari ['Desktop_Pool3.txt', 'Desktop_Pool2.txt', 'Desktop_Pool1.txt']</text:p>
      <text:p text:style-name="Standard">sajani.gc ['Desktop_Pool2.txt', 'Desktop_Pool0.txt', 'Desktop_Pool1.txt']</text:p>
      <text:p text:style-name="Standard">keshav.prajapati ['Desktop_Pool2.txt', 'Desktop_Pool0.txt', 'Desktop_Pool1.txt']</text:p>
      <text:p text:style-name="Standard"/>
      <text:p text:style-name="Standard">##########################################</text:p>
      <text:p text:style-name="Standard"/>
      <text:p text:style-name="Standard">Total three Pool User : 11</text:p>
      <text:p text:style-name="Standard"/>
      <text:p text:style-name="Standard">##########################################</text:p>
      <text:p text:style-name="Standard"/>
      <text:p text:style-name="Standard"/>
      <text:p text:style-name="Standard">##########################################</text:p>
      <text:p text:style-name="Standard"/>
      <text:p text:style-name="Standard">sanam.rai ['Desktop_Pool3.txt', 'Desktop_Pool2.txt', 'Desktop_Pool0.txt', 'Desktop_Pool1.txt']</text:p>
      <text:p text:style-name="Standard"/>
      <text:p text:style-name="Standard">vm-pool3-029</text:p>
      <text:p text:style-name="Standard"/>
      <text:p text:style-name="Standard">renu.thapa ['Desktop_Pool3.txt', 'Desktop_Pool2.txt', 'Desktop_Pool0.txt', 'Desktop_Pool1.txt']</text:p>
      <text:p text:style-name="P1"/>
      <text:p text:style-name="P2">[2-105]</text:p>
      <text:p text:style-name="Standard">##########################################</text:p>
      <text:p text:style-name="Standard"/>
      <text:p text:style-name="Standard">Total four Pool User : 2</text:p>
      <text:p text:style-name="Standard"/>
      <text:p text:style-name="Standard">##########################################</text:p>
      <text:p text:style-name="Standard"/>
      <text:p text:style-name="Standard"/>
      <text:p text:style-name="Standard">##########################################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0:25:55.879684023</meta:creation-date>
    <dc:date>2021-11-30T17:32:59.034008458</dc:date>
    <meta:editing-duration>PT6H56M5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9" meta:paragraph-count="421" meta:word-count="932" meta:character-count="16671" meta:non-whitespace-character-count="16160"/>
  </office:meta>
</office:document-meta>
</file>